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7.013cm" fo:margin-left="0cm" style:page-number="auto" table:align="left" fo:keep-with-next="always"/>
    </style:style>
    <style:style style:name="Table1.A" style:family="table-column">
      <style:table-column-properties style:column-width="17.013cm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Arial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 style:master-page-name="Standard">
      <style:paragraph-properties style:page-number="auto"/>
      <style:text-properties style:font-name="Arial" fo:font-size="11pt" style:font-size-asian="11pt" style:font-size-complex="11pt"/>
    </style:style>
    <style:style style:name="P5" style:family="paragraph" style:parent-style-name="Standard" style:master-page-name="Standard">
      <style:paragraph-properties style:page-number="auto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 style:list-style-name="L1">
      <style:text-properties style:font-name="Arial" fo:font-size="11pt" style:font-size-asian="11pt" style:font-size-complex="11pt"/>
    </style:style>
    <style:style style:name="P7" style:family="paragraph" style:parent-style-name="Standard" style:list-style-name="L2">
      <style:text-properties style:font-name="Arial" fo:font-size="11pt" style:font-size-asian="11pt" style:font-size-complex="11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fo:language="de" fo:country="AT"/>
    </style:style>
    <style:style style:name="T5" style:family="text">
      <style:text-properties fo:language="de" fo:country="AT" fo:font-weight="bold" style:font-weight-asian="bold"/>
    </style:style>
    <style:style style:name="T6" style:family="text">
      <style:text-properties fo:language="de" fo:country="AT" fo:font-weight="bold" style:font-weight-asian="bold" style:font-weight-complex="bol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6">Teilnehmer:</text:span><text:span text:style-name="T4"> </text:span></text:p>
            <text:list xml:id="list5180666799966778632" text:style-name="L1">
              <text:list-item>
                <text:p text:style-name="P6"><text:span text:style-name="T4">Daniel Bersenkowitsch, </text:span><text:tab/><text:tab/> </text:p>
              </text:list-item>
              <text:list-item>
                <text:p text:style-name="P6">Andreas Denkmayr, <text:span text:style-name="T5"><text:tab/><text:tab/> </text:span></text:p>
              </text:list-item>
              <text:list-item>
                <text:p text:style-name="P6">Gerald Irsiegler</text:p>
              </text:list-item>
            </text:list>
          </table:table-cell>
        </table:table-row>
        <table:table-row>
          <table:table-cell table:style-name="Table1.A2" office:value-type="string">
            <text:p text:style-name="P4"><text:span text:style-name="T2">Autor des Protokolls:</text:span> </text:p>
          </table:table-cell>
        </table:table-row>
        <table:table-row>
          <table:table-cell table:style-name="Table1.A2" office:value-type="string">
            <text:p text:style-name="P5">Dauer: </text:p>
          </table:table-cell>
        </table:table-row>
        <table:table-row>
          <table:table-cell table:style-name="Table1.A4" office:value-type="string">
            <text:p text:style-name="P2"><text:span text:style-name="T5">Menüpunkte</text:span><text:span text:style-name="T5">: </text:span></text:p>
            <text:list xml:id="list9147626211489083596" text:style-name="L2">
              <text:list-item>
                <text:p text:style-name="P7"/>
              </text:list-item>
              <text:list-item>
                <text:p text:style-name="P7"/>
              </text:list-item>
              <text:list-item>
                <text:p text:style-name="P7"/>
              </text:list-item>
            </text:list>
          </table:table-cell>
        </table:table-row>
        <table:table-row>
          <table:table-cell table:style-name="Table1.A2" office:value-type="string">
            <text:p text:style-name="P3">Inhalt:</text:p>
            <text:p text:style-name="P2"/>
            <text:p text:style-name="P2">Sicherheitsfrage 1: </text:p>
            <text:p text:style-name="P2">Haustiername: Senki1</text:p>
            <text:p text:style-name="P2">Sicherheitsfrage 2:</text:p>
            <text:p text:style-name="P2">Name des ältesten Kindes: Senki2</text:p>
            <text:p text:style-name="P2"/>
            <text:p text:style-name="P2">Ohne Name Zitieren:</text:p>
            <text:p text:style-name="P2">android dev 2016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  <table:table-row>
          <table:table-cell table:style-name="Table1.A2" office:value-type="string">
            <text:p text:style-name="P3">Bemerkungen und Kommentare: - </text:p>
            <text:p text:style-name="P2"/>
          </table:table-cell>
        </table:table-row>
        <table:table-row>
          <table:table-cell table:style-name="Table1.A2" office:value-type="string">
            <text:p text:style-name="P3">Zusammenfassung: <text:s/>- </text:p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loext:contextual-spacing="false"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cm 0.004cm 0.002cm" fo:padding="0cm" fo:border-left="none" fo:border-right="none" fo:border-top="none" fo:border-bottom="0.006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Sender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/>
    </style:style>
    <style:style style:name="MT1" style:family="text">
      <style:text-properties fo:font-size="18pt" fo:font-weight="bold" style:font-size-asian="18pt" style:font-weight-asian="bold" style:font-size-complex="18pt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esprechung</text:span><text:tab/><text:tab/><text:span text:style-name="MT2">Protokoll vom 25.02.106</text:span></text:p>
      </style:header>
      <style:footer>
        <text:p text:style-name="Footer"><text:tab/><text:tab/><text:span text:style-name="MT3"><text:page-number text:select-page="current">1</text:page-number></text:span><text:span text:style-name="MT3">/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7:54:30.150000000</meta:creation-date>
    <dc:date>2016-03-18T13:06:17</dc:date>
    <meta:editing-duration>P1DT6H46M30S</meta:editing-duration>
    <meta:editing-cycles>17</meta:editing-cycles>
    <meta:generator>OpenOffice.org/3.4.1$Unix OpenOffice.org_project/341m1$Build-9593</meta:generator>
    <meta:document-statistic meta:table-count="1" meta:image-count="0" meta:object-count="0" meta:page-count="1" meta:paragraph-count="18" meta:word-count="44" meta:character-count="343"/>
  </office:meta>
</office:document-meta>
</file>